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7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 style:parent-style-name="Graphics">
      <style:graphic-properties draw:fill="none" fo:clip="rect(0.79582in, 0in, 1.44093in, 0in)" draw:stroke="none" draw:image-opacity="50%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2">
      <style:graphic-properties draw:fill="none" draw:stroke="solid" svg:stroke-width="0.03472in" svg:stroke-color="#ffffff" svg:stroke-opacity="100%" draw:stroke-linejoin="miter" svg:stroke-linecap="butt" style:protect="position size"/>
    </style:style>
    <style:style style:family="paragraph" style:name="a37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71" draw:master-page-name="Master1-Layout1-title-Title-Slide" presentation:presentation-page-layout-name="Master1-PPL1" draw:id="Slide-256">
        <draw:custom-shape svg:x="0in" svg:y="0in" svg:width="13.33333in" svg:height="7.5in" draw:id="id69" draw:style-name="a374" draw:name="Rectangle 15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75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Vue basse de nuages dans le ciel</svg:desc>
        </draw:frame>
        <draw:frame draw:id="id71" presentation:style-name="a378" draw:name="Titre 1" svg:x="1.56344in" svg:y="1.10891in" svg:width="7.60322in" svg:height="3.56587in" presentation:class="title" presentation:placeholder="false">
          <draw:text-box>
            <text:p text:style-name="a377" text:class-names="" text:cond-style-name=""><text:span text:style-name="a376" text:class-names="">Projet voyage</text:span></text:p>
          </draw:text-box>
          <svg:title/>
          <svg:desc/>
        </draw:frame>
        <draw:frame draw:id="id72" presentation:style-name="a381" draw:name="Sous-titre 2" svg:x="1.56344in" svg:y="5.30234in" svg:width="8.43656in" svg:height="1.1875in" presentation:class="subtitle" presentation:placeholder="false">
          <draw:text-box>
            <text:p text:style-name="a380" text:class-names="" text:cond-style-name=""><text:span text:style-name="a379" text:class-names="">Paris – Tokyo en 2 heures</text:span></text:p>
          </draw:text-box>
          <svg:title/>
          <svg:desc/>
        </draw:frame>
        <draw:connector draw:type="line" svg:x1="1.66667in" svg:y1="5.00721in" svg:x2="2.72873in" svg:y2="5.00721in" draw:id="id73" draw:style-name="a382" draw:name="Straight Connector 17">
          <svg:title/>
          <svg:desc/>
        </draw:connector>
      </draw:page>
      <draw:page draw:name="Slide2" draw:style-name="a383" draw:master-page-name="Master1-Layout2-obj-Title-and-Content" presentation:presentation-page-layout-name="Master1-PPL2" draw:id="Slide-257">
        <draw:frame draw:id="id74" presentation:style-name="a387" draw:name="Titre 1" svg:x="1.56339in" svg:y="1.14331in" svg:width="10.10327in" svg:height="0.93784in" presentation:class="title" presentation:placeholder="false">
          <draw:text-box>
            <text:p text:style-name="a386" text:class-names="" text:cond-style-name=""><text:span text:style-name="a384" text:class-names="">Marketing</text:span><text:span text:style-name="a385" text:class-names=""/></text:p>
          </draw:text-box>
          <svg:title/>
          <svg:desc/>
        </draw:frame>
        <draw:frame draw:id="id75" presentation:style-name="a388" draw:name="Espace réservé du contenu 2" svg:x="1.56339in" svg:y="2.5in" svg:width="10.10327in" svg:height="4.1666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56344in" svg:y="1.10891in" svg:width="8.43656in" svg:height="3.56587in"/>
      <presentation:placeholder presentation:object="subtitle" svg:x="1.56344in" svg:y="5.30234in" svg:width="8.43656in" svg:height="1.1875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2" style:display-name="Title and Content">
      <presentation:placeholder presentation:object="title" svg:x="1.56339in" svg:y="1.14331in" svg:width="10.10327in" svg:height="0.93784in"/>
      <presentation:placeholder presentation:object="object" svg:x="1.56339in" svg:y="2.5in" svg:width="10.10327in" svg:height="4.16667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3" style:display-name="Section Header">
      <presentation:placeholder presentation:object="title" svg:x="1.55484in" svg:y="1.40809in" svg:width="9.06055in" svg:height="3.40449in"/>
      <presentation:placeholder presentation:object="outline" svg:x="1.55484in" svg:y="5.05217in" svg:width="8.44516in" svg:height="1.61449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4" style:display-name="Two Content">
      <presentation:placeholder presentation:object="title" svg:x="1.56339in" svg:y="1.10828in" svg:width="10.10327in" svg:height="0.97287in"/>
      <presentation:placeholder presentation:object="object" svg:x="1.56339in" svg:y="2.33548in" svg:width="4.91667in" svg:height="4.33118in"/>
      <presentation:placeholder presentation:object="object" svg:x="6.75in" svg:y="2.33548in" svg:width="4.91667in" svg:height="4.33118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5" style:display-name="Comparison">
      <presentation:placeholder presentation:object="title" svg:x="1.56339in" svg:y="1.18017in" svg:width="10.10327in" svg:height="0.90104in"/>
      <presentation:placeholder presentation:object="outline" svg:x="1.56339in" svg:y="2.20168in" svg:width="4.91667in" svg:height="0.77016in"/>
      <presentation:placeholder presentation:object="object" svg:x="1.56339in" svg:y="3.33333in" svg:width="4.91667in" svg:height="3.33333in"/>
      <presentation:placeholder presentation:object="outline" svg:x="6.75in" svg:y="2.20168in" svg:width="4.91667in" svg:height="0.77016in"/>
      <presentation:placeholder presentation:object="object" svg:x="6.75in" svg:y="3.33333in" svg:width="4.91667in" svg:height="3.33333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6" style:display-name="Title Only">
      <presentation:placeholder presentation:object="title" svg:x="1.56339in" svg:y="1.13913in" svg:width="10.10327in" svg:height="0.94202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7" style:display-name="Blank"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8" style:display-name="Content with Caption">
      <presentation:placeholder presentation:object="title" svg:x="1.57889in" svg:y="1.70488in" svg:width="3.58671in" svg:height="2.03871in"/>
      <presentation:placeholder presentation:object="object" svg:x="5.83333in" svg:y="0.83333in" svg:width="5.83333in" svg:height="5.83333in"/>
      <presentation:placeholder presentation:object="outline" svg:x="1.57889in" svg:y="3.99134in" svg:width="3.53576in" svg:height="2.11462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9" style:display-name="Picture with Caption">
      <presentation:placeholder presentation:object="title" svg:x="1.56774in" svg:y="1.5126in" svg:width="3.59786in" svg:height="2.2374in"/>
      <presentation:placeholder presentation:object="graphic" svg:x="5.83333in" svg:y="0.83333in" svg:width="5.83333in" svg:height="5.83333in"/>
      <presentation:placeholder presentation:object="outline" svg:x="1.56774in" svg:y="3.99134in" svg:width="3.54691in" svg:height="1.84199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0" style:display-name="Title and Vertical Text">
      <presentation:placeholder presentation:object="title" svg:x="1.56339in" svg:y="1.13913in" svg:width="10.10327in" svg:height="0.94202in"/>
      <presentation:placeholder presentation:object="outline" svg:x="1.56339in" svg:y="2.43871in" svg:width="10.10327in" svg:height="4.22796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1" style:display-name="Vertical Title and Text">
      <presentation:placeholder presentation:object="title" svg:x="10in" svg:y="1.6051in" svg:width="1.92308in" svg:height="5.06157in"/>
      <presentation:placeholder presentation:object="outline" svg:x="1.29299in" svg:y="1.6051in" svg:width="8.57325in" svg:height="5.06157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style style:family="graphic" style:name="Graphics"/>
    <style:default-style style:family="graphic">
      <style:graphic-properties draw:fill="solid" draw:fill-color="#2d714c" draw:opacity="100%" draw:stroke="solid" svg:stroke-width="0.01389in" svg:stroke-color="#1e5135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draw:fill="none" draw:stroke="solid" svg:stroke-width="0.03472in" svg:stroke-color="#ffffff" svg:stroke-opacity="100%" draw:stroke-linejoin="miter" svg:stroke-linecap="butt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2d714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5">
      <style:graphic-properties draw:fill="none" draw:stroke="solid" svg:stroke-width="0.03472in" svg:stroke-color="#ffffff" svg:stroke-opacity="100%" draw:stroke-linejoin="miter" svg:stroke-linecap="butt"/>
    </style:style>
    <style:style style:family="drawing-page" style:name="a2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none" draw:stroke="solid" svg:stroke-width="0.03472in" svg:stroke-color="#ffffff" svg:stroke-opacity="100%" draw:stroke-linejoin="miter" svg:stroke-linecap="butt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3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3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1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32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34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2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5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8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4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6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5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64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2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35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60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63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9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66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1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1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9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7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ortalVTI" style:page-layout-name="pageLayout1" draw:style-name="a0">
      <draw:frame draw:id="id0" presentation:style-name="a3" draw:name="Title Placeholder 1" svg:x="1.56339in" svg:y="1.13913in" svg:width="10.10327in" svg:height="0.94202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6339in" svg:y="2.5in" svg:width="10.10327in" svg:height="4.16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4/25/2023</text:date></text:span><text:span text:style-name="a22" text:class-names=""/></text:p>
        </draw:text-box>
        <svg:title/>
        <svg:desc/>
      </draw:frame>
      <draw:frame draw:id="id3" presentation:style-name="a27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2.5688in" svg:y="3.52127in" svg:width="0.6886in" svg:height="0.47007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56344in" svg:y="1.10891in" svg:width="8.43656in" svg:height="3.56587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6344in" svg:y="5.30234in" svg:width="8.43656in" svg:height="1.187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4/25/2023</text:date></text:span><text:span text:style-name="a41" text:class-names=""/></text:p>
        </draw:text-box>
        <svg:title/>
        <svg:desc/>
      </draw:frame>
      <draw:frame draw:id="id8" presentation:style-name="a46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12.5688in" svg:y="3.52127in" svg:width="0.6886in" svg:height="0.47007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°›</text:page-number></text:span><text:span text:style-name="a48" text:class-names=""/></text:p>
        </draw:text-box>
        <svg:title/>
        <svg:desc/>
      </draw:frame>
      <draw:connector draw:type="line" svg:x1="1.66667in" svg:y1="4.99946in" svg:x2="2.72873in" svg:y2="4.99946in" draw:id="id10" draw:style-name="a51" draw:name="Straight Connector 6">
        <svg:title/>
        <svg:desc/>
      </draw:connector>
    </style:master-page>
    <style:master-page style:name="Master1-Layout2-obj-Title-and-Content" style:page-layout-name="pageLayout1" draw:style-name="a52">
      <draw:frame draw:id="id11" presentation:style-name="a55" draw:name="Title 1" svg:x="1.56339in" svg:y="1.14331in" svg:width="10.10327in" svg:height="0.93784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2" presentation:style-name="a71" draw:name="Content Placeholder 2" svg:x="1.56339in" svg:y="2.5in" svg:width="10.10327in" svg:height="4.1666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6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4/25/2023</text:date></text:span><text:span text:style-name="a74" text:class-names=""/></text:p>
        </draw:text-box>
        <svg:title/>
        <svg:desc/>
      </draw:frame>
      <draw:frame draw:id="id14" presentation:style-name="a79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lide Number Placeholder 5" svg:x="12.5688in" svg:y="3.52127in" svg:width="0.6886in" svg:height="0.47007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N°›</text:page-number></text:span><text:span text:style-name="a81" text:class-names=""/></text:p>
        </draw:text-box>
        <svg:title/>
        <svg:desc/>
      </draw:frame>
    </style:master-page>
    <style:master-page style:name="Master1-Layout3-secHead-Section-Header" style:page-layout-name="pageLayout1" draw:style-name="a84">
      <draw:custom-shape svg:x="0in" svg:y="0in" svg:width="13.33333in" svg:height="7.5in" draw:id="id16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0" draw:name="Title 1" svg:x="1.55484in" svg:y="1.40809in" svg:width="9.06055in" svg:height="3.40449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18" presentation:style-name="a94" draw:name="Text Placeholder 2" svg:x="1.55484in" svg:y="5.05217in" svg:width="8.44516in" svg:height="1.61449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19" presentation:style-name="a99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98" text:class-names="" text:cond-style-name=""><text:span text:style-name="a95" text:class-names=""><text:date text:fixed="false" style:data-style-name="a96">4/25/2023</text:date></text:span><text:span text:style-name="a97" text:class-names=""/></text:p>
        </draw:text-box>
        <svg:title/>
        <svg:desc/>
      </draw:frame>
      <draw:frame draw:id="id20" presentation:style-name="a102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1" presentation:style-name="a106" draw:name="Slide Number Placeholder 5" svg:x="12.5688in" svg:y="3.52127in" svg:width="0.6886in" svg:height="0.47007in" presentation:class="page-number" presentation:placeholder="false">
        <draw:text-box>
          <text:p text:style-name="a105" text:class-names="" text:cond-style-name=""><text:span text:style-name="a103" text:class-names=""><text:page-number style:num-format="1" text:fixed="false">‹N°›</text:page-number></text:span><text:span text:style-name="a104" text:class-names=""/></text:p>
        </draw:text-box>
        <svg:title/>
        <svg:desc/>
      </draw:frame>
    </style:master-page>
    <style:master-page style:name="Master1-Layout4-twoObj-Two-Content" style:page-layout-name="pageLayout1" draw:style-name="a107">
      <draw:frame draw:id="id22" presentation:style-name="a110" draw:name="Title 1" svg:x="1.56339in" svg:y="1.10828in" svg:width="10.10327in" svg:height="0.97287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23" presentation:style-name="a126" draw:name="Content Placeholder 2" svg:x="1.56339in" svg:y="2.33548in" svg:width="4.91667in" svg:height="4.3311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Content Placeholder 3" svg:x="6.75in" svg:y="2.33548in" svg:width="4.91667in" svg:height="4.3311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7" draw:transform="translate(-1.46177in -0.19965in) rotate(-1.5708) translate(12.91309in 5.54886in)" draw:name="Date Placeholder 4" svg:width="2.92355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4/25/2023</text:date></text:span><text:span text:style-name="a145" text:class-names=""/></text:p>
        </draw:text-box>
        <svg:title/>
        <svg:desc/>
      </draw:frame>
      <draw:frame draw:id="id26" presentation:style-name="a150" draw:transform="translate(-1.45966in -0.19965in) rotate(-1.5708) translate(12.91309in 1.96025in)" draw:name="Footer Placeholder 5" svg:width="2.91932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7" presentation:style-name="a154" draw:name="Slide Number Placeholder 6" svg:x="12.5688in" svg:y="3.52127in" svg:width="0.6886in" svg:height="0.47007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°›</text:page-number></text:span><text:span text:style-name="a152" text:class-names=""/></text:p>
        </draw:text-box>
        <svg:title/>
        <svg:desc/>
      </draw:frame>
    </style:master-page>
    <style:master-page style:name="Master1-Layout5-twoTxTwoObj-Comparison" style:page-layout-name="pageLayout1" draw:style-name="a155">
      <draw:frame draw:id="id28" presentation:style-name="a158" draw:name="Title 1" svg:x="1.56339in" svg:y="1.18017in" svg:width="10.10327in" svg:height="0.9010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29" presentation:style-name="a162" draw:name="Text Placeholder 2" svg:x="1.56339in" svg:y="2.20168in" svg:width="4.91667in" svg:height="0.77016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30" presentation:style-name="a178" draw:name="Content Placeholder 3" svg:x="1.56339in" svg:y="3.33333in" svg:width="4.91667in" svg:height="3.33333in" presentation:class="object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Second level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2" draw:name="Text Placeholder 4" svg:x="6.75in" svg:y="2.20168in" svg:width="4.91667in" svg:height="0.77016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</draw:text-box>
        <svg:title/>
        <svg:desc/>
      </draw:frame>
      <draw:frame draw:id="id32" presentation:style-name="a198" draw:name="Content Placeholder 5" svg:x="6.75in" svg:y="3.33333in" svg:width="4.91667in" svg:height="3.33333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3" draw:transform="translate(-1.46177in -0.19965in) rotate(-1.5708) translate(12.91309in 5.54886in)" draw:name="Date Placeholder 6" svg:width="2.92355in" svg:height="0.39931in" presentation:class="date-time" presentation:placeholder="false">
        <draw:text-box>
          <text:p text:style-name="a202" text:class-names="" text:cond-style-name=""><text:span text:style-name="a199" text:class-names=""><text:date text:fixed="false" style:data-style-name="a200">4/25/2023</text:date></text:span><text:span text:style-name="a201" text:class-names=""/></text:p>
        </draw:text-box>
        <svg:title/>
        <svg:desc/>
      </draw:frame>
      <draw:frame draw:id="id34" presentation:style-name="a206" draw:transform="translate(-1.45966in -0.19965in) rotate(-1.5708) translate(12.91309in 1.96025in)" draw:name="Footer Placeholder 7" svg:width="2.91932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5" presentation:style-name="a210" draw:name="Slide Number Placeholder 8" svg:x="12.5688in" svg:y="3.52127in" svg:width="0.6886in" svg:height="0.47007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>‹N°›</text:page-number></text:span><text:span text:style-name="a208" text:class-names=""/></text:p>
        </draw:text-box>
        <svg:title/>
        <svg:desc/>
      </draw:frame>
      <draw:connector draw:type="line" svg:x1="6.85775in" svg:y1="3.14596in" svg:x2="7.91982in" svg:y2="3.14596in" draw:id="id36" draw:style-name="a211" draw:name="Straight Connector 10">
        <svg:title/>
        <svg:desc/>
      </draw:connector>
      <draw:custom-shape svg:x="-1.28154in" svg:y="5.02232in" svg:width="0.88393in" svg:height="0.42619in" draw:id="id37" draw:style-name="a214" draw:name="Rectangle 12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66667in" svg:y1="3.14596in" svg:x2="2.72873in" svg:y2="3.14596in" draw:id="id38" draw:style-name="a215" draw:name="Straight Connector 13">
        <svg:title/>
        <svg:desc/>
      </draw:connector>
    </style:master-page>
    <style:master-page style:name="Master1-Layout6-titleOnly-Title-Only" style:page-layout-name="pageLayout1" draw:style-name="a216">
      <draw:custom-shape svg:x="0in" svg:y="0in" svg:width="13.33333in" svg:height="7.5in" draw:id="id39" draw:style-name="a219" draw:name="Rectangle 5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222" draw:name="Title 1" svg:x="1.56339in" svg:y="1.13913in" svg:width="10.10327in" svg:height="0.9420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1" presentation:style-name="a227" draw:transform="translate(-1.46177in -0.19965in) rotate(-1.5708) translate(12.91309in 5.54886in)" draw:name="Date Placeholder 2" svg:width="2.92355in" svg:height="0.39931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4/25/2023</text:date></text:span><text:span text:style-name="a225" text:class-names=""/></text:p>
        </draw:text-box>
        <svg:title/>
        <svg:desc/>
      </draw:frame>
      <draw:frame draw:id="id42" presentation:style-name="a230" draw:transform="translate(-1.45966in -0.19965in) rotate(-1.5708) translate(12.91309in 1.96025in)" draw:name="Footer Placeholder 3" svg:width="2.91932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3" presentation:style-name="a234" draw:name="Slide Number Placeholder 4" svg:x="12.5688in" svg:y="3.52127in" svg:width="0.6886in" svg:height="0.47007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>‹N°›</text:page-number></text:span><text:span text:style-name="a232" text:class-names=""/></text:p>
        </draw:text-box>
        <svg:title/>
        <svg:desc/>
      </draw:frame>
    </style:master-page>
    <style:master-page style:name="Master1-Layout7-blank-Blank" style:page-layout-name="pageLayout1" draw:style-name="a235">
      <draw:frame draw:id="id44" presentation:style-name="a240" draw:transform="translate(-1.46177in -0.19965in) rotate(-1.5708) translate(12.91309in 5.54886in)" draw:name="Date Placeholder 1" svg:width="2.92355in" svg:height="0.39931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4/25/2023</text:date></text:span><text:span text:style-name="a238" text:class-names=""/></text:p>
        </draw:text-box>
        <svg:title/>
        <svg:desc/>
      </draw:frame>
      <draw:frame draw:id="id45" presentation:style-name="a243" draw:transform="translate(-1.45966in -0.19965in) rotate(-1.5708) translate(12.91309in 1.96025in)" draw:name="Footer Placeholder 2" svg:width="2.91932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6" presentation:style-name="a247" draw:name="Slide Number Placeholder 3" svg:x="12.5688in" svg:y="3.52127in" svg:width="0.6886in" svg:height="0.47007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N°›</text:page-number></text:span><text:span text:style-name="a24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8">
      <draw:frame draw:id="id47" presentation:style-name="a251" draw:name="Title 1" svg:x="1.57889in" svg:y="1.70488in" svg:width="3.58671in" svg:height="2.03871in" presentation:class="title" presentation:placeholder="false">
        <draw:text-box>
          <text:p text:style-name="a250" text:class-names="" text:cond-style-name=""><text:span text:style-name="a249" text:class-names="">Click to edit Master title style</text:span></text:p>
        </draw:text-box>
        <svg:title/>
        <svg:desc/>
      </draw:frame>
      <draw:frame draw:id="id48" presentation:style-name="a267" draw:name="Content Placeholder 2" svg:x="5.83333in" svg:y="0.83333in" svg:width="5.83333in" svg:height="5.83333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1" draw:name="Text Placeholder 3" svg:x="1.57889in" svg:y="3.99134in" svg:width="3.53576in" svg:height="2.11462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50" presentation:style-name="a276" draw:transform="translate(-1.46177in -0.19965in) rotate(-1.5708) translate(12.91309in 5.54886in)" draw:name="Date Placeholder 4" svg:width="2.92355in" svg:height="0.39931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4/25/2023</text:date></text:span><text:span text:style-name="a274" text:class-names=""/></text:p>
        </draw:text-box>
        <svg:title/>
        <svg:desc/>
      </draw:frame>
      <draw:frame draw:id="id51" presentation:style-name="a279" draw:transform="translate(-1.45966in -0.19965in) rotate(-1.5708) translate(12.91309in 1.96025in)" draw:name="Footer Placeholder 5" svg:width="2.91932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2" presentation:style-name="a283" draw:name="Slide Number Placeholder 6" svg:x="12.5688in" svg:y="3.52127in" svg:width="0.6886in" svg:height="0.47007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N°›</text:page-number></text:span><text:span text:style-name="a281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4">
      <draw:frame draw:id="id53" presentation:style-name="a287" draw:name="Title 1" svg:x="1.56774in" svg:y="1.5126in" svg:width="3.59786in" svg:height="2.2374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54" presentation:style-name="a290" draw:name="Picture Placeholder 2" svg:x="5.83333in" svg:y="0.83333in" svg:width="5.83333in" svg:height="5.83333in" presentation:class="graphic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5" presentation:style-name="a294" draw:name="Text Placeholder 3" svg:x="1.56774in" svg:y="3.99134in" svg:width="3.54691in" svg:height="1.84199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56" presentation:style-name="a299" draw:transform="translate(-1.46177in -0.19965in) rotate(-1.5708) translate(12.91309in 5.54886in)" draw:name="Date Placeholder 4" svg:width="2.92355in" svg:height="0.39931in" presentation:class="date-time" presentation:placeholder="false">
        <draw:text-box>
          <text:p text:style-name="a298" text:class-names="" text:cond-style-name=""><text:span text:style-name="a295" text:class-names=""><text:date text:fixed="false" style:data-style-name="a296">4/25/2023</text:date></text:span><text:span text:style-name="a297" text:class-names=""/></text:p>
        </draw:text-box>
        <svg:title/>
        <svg:desc/>
      </draw:frame>
      <draw:frame draw:id="id57" presentation:style-name="a302" draw:transform="translate(-1.45966in -0.19965in) rotate(-1.5708) translate(12.91309in 1.96025in)" draw:name="Footer Placeholder 5" svg:width="2.91932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8" presentation:style-name="a306" draw:name="Slide Number Placeholder 6" svg:x="12.5688in" svg:y="3.52127in" svg:width="0.6886in" svg:height="0.47007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N°›</text:page-number></text:span><text:span text:style-name="a30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7">
      <draw:frame draw:id="id59" presentation:style-name="a310" draw:name="Title 1" svg:x="1.56339in" svg:y="1.13913in" svg:width="10.10327in" svg:height="0.94202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60" presentation:style-name="a326" draw:name="Vertical Text Placeholder 2" svg:x="1.56339in" svg:y="2.43871in" svg:width="10.10327in" svg:height="4.22796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1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4/25/2023</text:date></text:span><text:span text:style-name="a329" text:class-names=""/></text:p>
        </draw:text-box>
        <svg:title/>
        <svg:desc/>
      </draw:frame>
      <draw:frame draw:id="id62" presentation:style-name="a334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63" presentation:style-name="a338" draw:name="Slide Number Placeholder 5" svg:x="12.5688in" svg:y="3.52127in" svg:width="0.6886in" svg:height="0.47007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N°›</text:page-number></text:span><text:span text:style-name="a33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9">
      <draw:frame draw:id="id64" presentation:style-name="a342" draw:name="Vertical Title 1" svg:x="10in" svg:y="1.6051in" svg:width="1.92308in" svg:height="5.06157in" presentation:class="title" presentation:placeholder="false">
        <draw:text-box>
          <text:p text:style-name="a341" text:class-names="" text:cond-style-name=""><text:span text:style-name="a340" text:class-names="">Click to edit Master title style</text:span></text:p>
        </draw:text-box>
        <svg:title/>
        <svg:desc/>
      </draw:frame>
      <draw:frame draw:id="id65" presentation:style-name="a358" draw:name="Vertical Text Placeholder 2" svg:x="1.29299in" svg:y="1.6051in" svg:width="8.57325in" svg:height="5.06157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63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362" text:class-names="" text:cond-style-name=""><text:span text:style-name="a359" text:class-names=""><text:date text:fixed="false" style:data-style-name="a360">4/25/2023</text:date></text:span><text:span text:style-name="a361" text:class-names=""/></text:p>
        </draw:text-box>
        <svg:title/>
        <svg:desc/>
      </draw:frame>
      <draw:frame draw:id="id67" presentation:style-name="a366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8" presentation:style-name="a370" draw:name="Slide Number Placeholder 5" svg:x="12.5688in" svg:y="3.52127in" svg:width="0.6886in" svg:height="0.47007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>‹N°›</text:page-number></text:span><text:span text:style-name="a3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voyage</dc:title>
    <meta:initial-creator>NGOV Julie</meta:initial-creator>
    <dc:creator>NGOV Julie</dc:creator>
    <meta:creation-date>2023-04-25T15:59:44Z</meta:creation-date>
    <dc:date>2023-04-25T16:03:17Z</dc:date>
    <meta:editing-cycles>1</meta:editing-cycles>
    <meta:editing-duration>PT212S</meta:editing-duration>
    <meta:document-statistic meta:paragraph-count="3" meta:word-count="9"/>
  </office:meta>
</office:document-meta>
</file>